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Hindi2" svg:font-family="'Lohit Hindi'"/>
    <style:font-face style:name="OpenSymbol1" svg:font-family="OpenSymbol"/>
    <style:font-face style:name="StarSymbol" svg:font-family="StarSymbol"/>
    <style:font-face style:name="Times New Roman2" svg:font-family="'Times New Roman'" style:font-family-generic="roman"/>
    <style:font-face style:name="DejaVu Sans1" svg:font-family="'DejaVu Sans'" style:font-family-generic="swiss"/>
    <style:font-face style:name="Ubuntu" svg:font-family="Ubuntu"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9.998cm"/>
    </style:style>
    <style:style style:name="Tableau1.B" style:family="table-column">
      <style:table-column-properties style:column-width="7.015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text-properties style:use-window-font-color="true" style:font-name="Times New Roman1" fo:font-size="12pt" style:font-size-asian="12pt" style:font-size-complex="12pt"/>
    </style:style>
    <style:style style:name="P4" style:family="paragraph" style:parent-style-name="UrbanBody">
      <style:text-properties style:use-window-font-color="true" style:font-name="Times New Roman1" fo:font-size="12pt" fo:language="zxx" fo:country="none" fo:font-style="italic" fo:font-weight="bold" style:font-size-asian="12pt" style:font-style-asian="italic" style:font-weight-asian="bold" style:font-size-complex="12pt"/>
    </style:style>
    <style:style style:name="P5" style:family="paragraph" style:parent-style-name="UrbanBody">
      <style:text-properties style:use-window-font-color="true" style:font-name="Times New Roman1" fo:font-size="12pt" fo:language="zxx" fo:country="none" fo:font-style="normal" fo:font-weight="normal" style:font-size-asian="12pt" style:font-style-asian="normal" style:font-weight-asian="normal" style:font-size-complex="12pt"/>
    </style:style>
    <style:style style:name="P6" style:family="paragraph" style:parent-style-name="UrbanBody">
      <style:text-properties style:use-window-font-color="true" style:font-name="Times New Roman1" fo:font-size="12pt" fo:font-style="normal" style:font-size-asian="12pt" style:font-style-asian="normal" style:font-size-complex="12pt"/>
    </style:style>
    <style:style style:name="P7"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0.5pt" style:font-style-asian="normal" style:font-weight-asian="normal" style:font-size-complex="12pt"/>
    </style:style>
    <style:style style:name="P8" style:family="paragraph" style:parent-style-name="UrbanBody">
      <style:text-properties style:use-window-font-color="true" style:font-name="Times New Roman1" fo:font-size="12pt" fo:language="fr" fo:country="BE" fo:font-style="normal" style:text-underline-style="none" fo:font-weight="normal" style:font-size-asian="10.5pt" style:font-style-asian="normal" style:font-weight-asian="normal" style:font-size-complex="12pt"/>
    </style:style>
    <style:style style:name="P9" style:family="paragraph" style:parent-style-name="UrbanBody">
      <style:text-properties style:use-window-font-color="true" style:font-name="Times New Roman2" fo:font-size="12pt" fo:font-style="normal" style:font-size-asian="12pt" style:font-style-asian="normal" style:font-size-complex="12pt"/>
    </style:style>
    <style:style style:name="P10" style:family="paragraph" style:parent-style-name="UrbanBody">
      <style:text-properties style:font-name="Times New Roman1" fo:font-size="12pt" style:font-size-asian="12pt" style:font-size-complex="12pt"/>
    </style:style>
    <style:style style:name="P11" style:family="paragraph" style:parent-style-name="UrbanBody">
      <style:text-properties style:font-name="Times New Roman1" fo:font-size="12pt" fo:font-style="normal" style:font-size-asian="12pt" style:font-style-asian="normal" style:font-name-complex="Arial" style:font-size-complex="12pt"/>
    </style:style>
    <style:style style:name="P12" style:family="paragraph" style:parent-style-name="Frame_20_contents">
      <style:paragraph-properties fo:text-align="start" style:justify-single-word="false"/>
      <style:text-properties style:font-name="Arial" fo:font-size="12pt" officeooo:paragraph-rsid="000cd720" style:font-size-asian="12pt" style:font-size-complex="12pt"/>
    </style:style>
    <style:style style:name="P13" style:family="paragraph" style:parent-style-name="Standard">
      <style:text-properties style:use-window-font-color="true" officeooo:paragraph-rsid="000cd720"/>
    </style:style>
    <style:style style:name="P14" style:family="paragraph" style:parent-style-name="Standard">
      <style:paragraph-properties fo:text-align="start" style:justify-single-word="false"/>
      <style:text-properties style:font-name="Arial" fo:font-size="11pt" officeooo:paragraph-rsid="000cd720" style:font-size-asian="11pt" style:font-size-complex="11pt"/>
    </style:style>
    <style:style style:name="P15" style:family="paragraph" style:parent-style-name="Standard">
      <style:paragraph-properties fo:margin-top="0cm" fo:margin-bottom="2.131cm" loext:contextual-spacing="false" fo:text-align="start" style:justify-single-word="false"/>
      <style:text-properties style:font-name="Arial" fo:font-size="10pt" officeooo:paragraph-rsid="000cd720" style:font-size-asian="10pt" style:font-size-complex="10pt"/>
    </style:style>
    <style:style style:name="P16" style:family="paragraph" style:parent-style-name="UrbanBody" style:list-style-name="L1"/>
    <style:style style:name="P17" style:family="paragraph" style:parent-style-name="UrbanBody" style:list-style-name="L2"/>
    <style:style style:name="P18" style:family="paragraph" style:parent-style-name="UrbanBody" style:list-style-name="L3"/>
    <style:style style:name="P19" style:family="paragraph" style:parent-style-name="UrbanBody" style:list-style-name="L4"/>
    <style:style style:name="P20" style:family="paragraph" style:parent-style-name="UrbanBody">
      <style:paragraph-properties fo:text-align="end" style:justify-single-word="false"/>
      <style:text-properties style:use-window-font-color="true"/>
    </style:style>
    <style:style style:name="P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fo:font-weight="normal" style:font-weight-asian="normal" style:font-weight-complex="normal"/>
    </style:style>
    <style:style style:name="T2" style:family="text">
      <style:text-properties style:text-underline-style="none" style:font-name-complex="Arial" style:font-style-complex="normal"/>
    </style:style>
    <style:style style:name="T3" style:family="text">
      <style:text-properties fo:font-style="normal" style:font-style-asian="normal"/>
    </style:style>
    <style:style style:name="T4" style:family="text">
      <style:text-properties fo:font-style="normal" style:font-style-asian="normal" style:font-name-complex="Arial"/>
    </style:style>
    <style:style style:name="T5" style:family="text">
      <style:text-properties fo:font-style="normal" fo:font-weight="normal" style:font-style-asian="normal" style:font-weight-asian="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solid" style:text-underline-width="auto" style:text-underline-color="font-color" style:font-style-asian="normal" style:font-name-complex="Arial"/>
    </style:style>
    <style:style style:name="T8" style:family="text">
      <style:text-properties fo:font-style="normal" style:text-underline-style="solid" style:text-underline-width="auto" style:text-underline-color="font-color" style:font-name-asian="Arial" style:font-style-asian="normal" style:font-name-complex="Arial"/>
    </style:style>
    <style:style style:name="T9" style:family="text">
      <style:text-properties fo:font-style="normal" style:font-name-asian="Arial" style:font-style-asian="normal" style:font-name-complex="Arial"/>
    </style:style>
    <style:style style:name="T10" style:family="text">
      <style:text-properties style:font-name="Times New Roman1" fo:font-size="12pt" style:font-size-asian="12pt" style:font-size-complex="12pt"/>
    </style:style>
    <style:style style:name="T11" style:family="text">
      <style:text-properties fo:font-weight="bold" style:font-weight-asian="bold" style:font-weight-complex="bold"/>
    </style:style>
    <style:style style:name="T12" style:family="text">
      <style:text-properties style:use-window-font-color="true" style:font-name="Times New Roman1" fo:font-size="12pt" style:font-size-asian="12pt" style:font-size-complex="12pt"/>
    </style:style>
    <style:style style:name="T13" style:family="text">
      <style:text-properties style:use-window-font-color="true" style:font-name="Times New Roman1" fo:font-size="12pt" fo:font-weight="normal" style:font-size-asian="12pt" style:font-weight-asian="normal" style:font-size-complex="12pt" style:font-weight-complex="normal"/>
    </style:style>
    <style:style style:name="T14" style:family="text">
      <style:text-properties style:use-window-font-color="true" style:font-name="Times New Roman1" fo:font-size="12pt" fo:font-style="normal" style:font-size-asian="12pt" style:font-style-asian="normal" style:font-size-complex="12pt"/>
    </style:style>
    <style:style style:name="T15" style:family="text">
      <style:text-properties style:use-window-font-color="true" style:font-name="Times New Roman2" fo:font-size="12pt" fo:font-style="normal" style:font-size-asian="12pt" style:font-style-asian="normal" style:font-size-complex="12pt"/>
    </style:style>
    <style:style style:name="T16" style:family="text">
      <style:text-properties style:text-position="super 58%" fo:font-style="normal" style:text-underline-style="solid" style:text-underline-width="auto" style:text-underline-color="font-color" style:font-style-asian="normal" style:font-name-complex="Arial"/>
    </style:style>
    <style:style style:name="T17" style:family="text">
      <style:text-properties fo:language="zxx" fo:country="none" fo:font-style="normal" fo:font-weight="normal" style:font-style-asian="normal" style:font-weight-asian="normal"/>
    </style:style>
    <style:style style:name="T18" style:family="text">
      <style:text-properties fo:font-weight="normal" style:font-weight-asian="normal" style:font-weight-complex="normal"/>
    </style:style>
    <style:style style:name="T19" style:family="text">
      <style:text-properties fo:font-size="11pt" style:font-size-asian="11pt" style:font-size-complex="11pt"/>
    </style:style>
    <style:style style:name="T20" style:family="text">
      <style:text-properties fo:font-size="11pt" fo:font-weight="normal" style:font-size-asian="11pt" style:font-weight-asian="normal" style:font-size-complex="11pt" style:font-weight-complex="normal"/>
    </style:style>
    <style:style style:name="T21" style:family="text">
      <style:text-properties style:font-name="Times New Roman2"/>
    </style:style>
    <style:style style:name="T22" style:family="text">
      <style:text-properties style:font-name="Times New Roman2" fo:font-style="normal" fo:font-weight="normal" style:font-style-asian="normal" style:font-weight-asian="normal"/>
    </style:style>
    <style:style style:name="T23"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24"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25"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26"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27"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8"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9"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0"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14"><office:annotation><dc:creator>Gauthier Bastien</dc:creator><dc:date>2011-01-13T14:56:41</dc:date><text:p text:style-name="P21"><text:span text:style-name="T27">do text</text:span></text:p><text:p text:style-name="P21"><text:span text:style-name="T27">from document(at=header, format='odt')</text:span></text:p></office:annotation><text:span text:style-name="T6">Import depuis header.odt</text:span></text:p>
          </table:table-cell>
          <table:table-cell table:style-name="Tableau1.A1" office:value-type="string">
            <text:p text:style-name="P15"><text:span text:style-name="Police_20_par_20_défaut"><text:span text:style-name="T23"><text:text-input text:description="">tool.getCityName()</text:text-input></text:span></text:span><text:span text:style-name="T24">, le </text:span><text:span text:style-name="T24"><text:text-input text:description="">licence_view.format_date()</text:text-input></text:span></text:p>
            <text:p text:style-name="P12"><text:span text:style-name="T25"><text:conditional-text text:condition="ooow:&quot;view.do_mailing()&quot;" text:string-value-if-true="&quot;mailed_data.getPersonTitleValue(short=True)&quot;" text:string-value-if-false="">mailed_data.getPersonTitleValue(short=True)</text:conditional-text></text:span><text:span text:style-name="T26"><text:s/></text:span><text:span text:style-name="T25"><text:conditional-text text:condition="ooow:&quot;view.do_mailing()&quot;" text:string-value-if-true="&quot;mailed_data.name1&quot;" text:string-value-if-false="">mailed_data.name1</text:conditional-text></text:span><text:span text:style-name="T26"><text:s/></text:span><text:span text:style-name="T25"><text:conditional-text text:condition="ooow:&quot;view.do_mailing()&quot;" text:string-value-if-true="&quot;mailed_data.name2&quot;" text:string-value-if-false="">mailed_data.name2</text:conditional-text></text:span><text:span text:style-name="T26"><text:line-break/></text:span><text:span text:style-name="T25"><text:conditional-text text:condition="ooow:&quot;view.do_mailing()&quot;" text:string-value-if-true="&quot;mailed_data.street&quot;" text:string-value-if-false="">mailed_data.street</text:conditional-text></text:span><text:span text:style-name="T25">, </text:span><text:span text:style-name="T25"><text:conditional-text text:condition="ooow:&quot;view.do_mailing()&quot;" text:string-value-if-true="&quot;mailed_data.number&quot;" text:string-value-if-false="">mailed_data.number</text:conditional-text></text:span><text:span text:style-name="T26"><text:line-break/></text:span><text:span text:style-name="T25"><text:conditional-text text:condition="ooow:&quot;view.do_mailing()&quot;" text:string-value-if-true="&quot;mailed_data.zipcode&quot;" text:string-value-if-false="">mailed_data.zipcode</text:conditional-text></text:span><text:span text:style-name="T25"> </text:span><text:span text:style-name="T25"><text:conditional-text text:condition="ooow:&quot;view.do_mailing()&quot;" text:string-value-if-true="&quot;mailed_data.city&quot;" text:string-value-if-false="">mailed_data.city</text:conditional-text></text:span></text:p>
          </table:table-cell>
        </table:table-row>
      </table:table>
      <text:p text:style-name="P13"/>
      <text:p text:style-name="P1">Titre</text:p>
      <text:p text:style-name="P2"/>
      <text:p text:style-name="P2"><text:span text:style-name="T10"><office:annotation><dc:creator>sde </dc:creator><dc:date>2011-07-27T10:02:17</dc:date><text:p text:style-name="P21"><text:span text:style-name="T28">do text</text:span></text:p><text:p text:style-name="P21"><text:span text:style-name="T29">from document(at=reference, format='odt')</text:span></text:p></office:annotation></text:span>Import depuis reference.odt</text:p>
      <text:p text:style-name="P2"/>
      <text:p text:style-name="P2"><text:span text:style-name="T11">Objet :</text:span> <text:text-input text:description="Objet des travaux">self.getLicenceSubject()</text:text-input></text:p>
      <text:p text:style-name="P2"><text:span text:style-name="T11">Situation : </text:span><text:text-input text:description="Situation des travaux">self.getWorkLocationSignaletic()</text:text-input></text:p>
      <text:p text:style-name="P2"><text:span text:style-name="T11">Référence cadastrale :</text:span> <text:text-input text:description="Bien-Parcelles">self.getPortionOutsText()</text:text-input></text:p>
      <text:p text:style-name="P2"/>
      <text:p text:style-name="P3">Le Collège communal,</text:p>
      <text:p text:style-name="P3"/>
      <text:p text:style-name="P3">Vu le Code Wallon de l’Aménagement du Territoire, de l’Urbanisme, du Patrimoine et de l’Energie, en vigueur ;</text:p>
      <text:p text:style-name="P3"/>
      <text:p text:style-name="P3">Vu l’article 123, 1° de la Nouvelle loi communale ;</text:p>
      <text:p text:style-name="P3"/>
      <text:p text:style-name="P3">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3"/>
      <text:p text:style-name="P3">Considérant que <office:annotation><dc:creator>Gauthier Bastien</dc:creator><dc:date>2011-02-21T09:23:46</dc:date><text:p text:style-name="P21"><text:span text:style-name="T29">do text if not len(self.getApplicants()) &gt; 1</text:span></text:p></office:annotation><text:text-input text:description="Demandeurs">self.getApplicantsSignaletic(withaddress=True)</text:text-input><text:s/>a introduit une demande de certificat n°2 d'urbanisme relative à un bien sis <text:text-input text:description="Situation des travaux">self.getWorkLocationSignaletic()</text:text-input>, inscrit au cadastre à la référence <text:text-input text:description="Bien-Parcelles">self.getPortionOutsText()</text:text-input><text:s/>et tendant à « <text:text-input text:description="Objet des travaux">self.getLicenceSubject()</text:text-input> »;</text:p>
      <text:p text:style-name="P3"/>
      <text:p text:style-name="P3">Considérant que les actes ou travaux projetés ne sont pas repris à l'annexe I du décret du 11 <text:s/>septembre 1985 et à l'annexe I de l'Arrêté du Gouvernement Wallon du 4 juillet 2002 ;</text:p>
      <text:p text:style-name="P5"/>
      <text:p text:style-name="P3">Considérant que la demande a été déposée contre récipissé en date du <text:span text:style-name="T17"><text:text-input text:description="Date du récépissé">tool.formatDate(self.getLastDeposit().getEventDate())</text:text-input></text:span><text:span text:style-name="T17"><text:s/></text:span><text:span text:style-name="T5">;</text:span></text:p>
      <text:p text:style-name="P3"/>
      <text:p text:style-name="P3">Considérant que le bien est situé en <text:span text:style-name="T17"><text:text-input text:description="Date du récépissé">self.getValueForTemplate('folderZone')</text:text-input></text:span><text:s/>de secteur de MONS-BORINAGE adopté par arrêté de l'Éxécutif Régional Wallon du 9 novembre 1983 (M.B. Du 15 Novembre 1984), qui n'a pas cessé de produire ses effets pour le bien précité.<text:line-break/></text:p>
      <text:p text:style-name="P3"><text:span text:style-name="T19"><office:annotation><dc:creator>sde </dc:creator><dc:date>2011-08-05T08:21:16</dc:date><text:p text:style-name="P21"><text:span text:style-name="T31">do text if self.getIsInPCA()</text:span></text:p></office:annotation></text:span>Considérant que le bien est situé en zone d'habitat dans le périmètre du plan communal d'aménagement <text:span text:style-name="T18"><text:text-input text:description="Objet des travaux">self.getPca(theObject=True).getNumber()</text:text-input></text:span><text:span text:style-name="T18"><text:s/>approuvé par Arrêté </text:span><text:span text:style-name="T18"><text:text-input text:description="Objet des travaux">self.getPca(theObject=True).getDecreeType()</text:text-input></text:span><text:span text:style-name="T18"><text:s/>du </text:span><text:soft-page-break/><text:span text:style-name="T18"><text:text-input text:description="Objet des travaux">tool.formatDate(self.getPca(theObject=True).getDecreeDate(), translatemonth=True)</text:text-input></text:span><text:span text:style-name="T18"><text:s/>, qui n'a cessé de produire ses effets pour le bien précité ;<text:line-break/></text:span></text:p>
      <text:p text:style-name="P3"><text:span text:style-name="T19"><office:annotation><dc:creator>sde </dc:creator><dc:date>2011-08-05T08:21:16</dc:date><text:p text:style-name="P21"><text:span text:style-name="T31">do text if self.getIsInSubdivision()</text:span></text:p></office:annotation></text:span>Considérant que le bien est situé sur le lot n°</text:p>
      <text:p text:style-name="P3"><text:span text:style-name="T20"><office:annotation><dc:creator>sde </dc:creator><dc:date>2011-08-08T13:29:49</dc:date><text:p text:style-name="P21"><text:span text:style-name="T31">do text</text:span></text:p><text:p text:style-name="P21"><text:span text:style-name="T31">f</text:span><text:span text:style-name="T28">rom xhtml(self.getSubdivisionDetails())</text:span></text:p></office:annotation></text:span><text:s/></text:p>
      <text:p text:style-name="P3">dans le périmètre du lotissement <text:span text:style-name="T18"><text:text-input text:description="Objet des travaux">self.getParcellings().getLabel()</text:text-input></text:span><text:span text:style-name="T18"><text:s/></text:span>non périmé autorisé par [APP_LOT] <text:s/>le <text:span text:style-name="T18"><text:text-input text:description="Objet des travaux">tool.formatDate(self.getParcellings().getAuthorizationDate(), translatemonth=True)</text:text-input></text:span><text:span text:style-name="T18"><text:line-break/></text:span></text:p>
      <text:p text:style-name="P3"><office:annotation><dc:creator>sde </dc:creator><dc:date>2011-08-26T08:54:52</dc:date><text:p text:style-name="P21"><text:span text:style-name="T31">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3"><office:annotation><dc:creator>sde </dc:creator><dc:date>2011-08-31T08:52:25</dc:date><text:p text:style-name="P21"><text:span text:style-name="T30">do text if 'zhcr' in self.getFolderZone()</text:span></text:p></office:annotation>Considérant que le réglement général sur les bâtisses en site rural est applicable sur le territoire où est situé le bien en vertu des articles 417 à 420 du CWATUP.<text:line-break/></text:p>
      <text:p text:style-name="P3"><office:annotation><dc:creator>sde </dc:creator><dc:date>2011-08-31T08:53:15</dc:date><text:p text:style-name="P21"><text:span text:style-name="T30">do text if self.getSSC()!=''</text:span></text:p></office:annotation>Considérant que le bien est situé en <text:span text:style-name="T5"><text:text-input text:description="Bien-Parcelles">self.getValueForTemplate('SSC')</text:text-input></text:span><text:span text:style-name="T5"><text:s/>au schéma de structure communal entré en vigueur le 16 octobre 2000;<text:line-break/></text:span></text:p>
      <text:p text:style-name="P3"><text:span text:style-name="T5"><office:annotation><dc:creator>sde </dc:creator><dc:date>2011-08-31T08:53:15</dc:date><text:p text:style-name="P21"><text:span text:style-name="T30">do text if self.getRCU()!=''</text:span></text:p></office:annotation></text:span><text:span text:style-name="T5">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22">§</text:span><text:span text:style-name="T5"> 1er du Code précité ; que le bien est situé en </text:span><text:span text:style-name="T5"><text:text-input text:description="Bien-Parcelles">self.getValueForTemplate('RCU')</text:text-input></text:span><text:span text:style-name="T5">  audit réglement;<text:line-break/></text:span></text:p>
      <text:p text:style-name="P3">Considérant l'arrêté ministériel du 13 mars 2001 faisant entrer la commune en régime de décentralisation en matière d'aménagement du territoire et d'urbanisme ;<text:line-break/></text:p>
      <text:p text:style-name="P3"><office:annotation><dc:creator>sde </dc:creator><dc:date>2011-08-25T10:22:22</dc:date><text:p text:style-name="P21"><text:span text:style-name="T31">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3"><office:annotation><dc:creator>sde </dc:creator><dc:date>2011-08-26T11:59:45</dc:date><text:p text:style-name="P21"><text:span text:style-name="T31">do text if 'archeologique' in self.getProtectedBuilding()</text:span></text:p></office:annotation>Considérant qu'un certificat de patrimoine non périmé relatif à l'objet de la demande a été délivré en date du [DATE];<text:line-break/></text:p>
      <text:p text:style-name="P3"><office:annotation><dc:creator>sde </dc:creator><dc:date>2011-08-26T11:35:21</dc:date><text:p text:style-name="P21"><text:span text:style-name="T31">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3"><office:annotation><dc:creator>sde </dc:creator><dc:date>2011-08-26T11:30:24</dc:date><text:p text:style-name="P21"><text:span text:style-name="T30">do text if 'znatura2000' in self.getFolderZone()</text:span></text:p></office:annotation>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3"><office:annotation><dc:creator>sde </dc:creator><dc:date>2011-08-26T13:24:09</dc:date><text:p text:style-name="P21"><text:span text:style-name="T30">do text if len(self.getCatchmentArea()) &gt; 0 and 'outside' not in </text:span><text:span text:style-name="T31">self.getCatchmentArea()</text:span></text:p></office:annotation>Considérant que la demande de permis se rapporte à un bien situé dans une zone de prise d'eau, de prévention ou de surveillance au sens du décret du 30 avril 1990 relatif à la protection et <text:soft-page-break/>l'exploitation eaux souterraines et des eaux potabilisables modifié dernièrement par le décret du 15 avril 1999 relatif au cycle de l'eau et instituant une société publique de gestion de l'eau et par le décret du 12 décembre 2002.<text:line-break/></text:p>
      <text:p text:style-name="P3"><office:annotation><dc:creator>sde </dc:creator><dc:date>2011-08-26T13:43:57</dc:date><text:p><text:span text:style-name="T30">do text if 'nonepuration' in self.templateRoadEquipments(self.getRoadEquipments()) </text:span><text:span text:style-name="T31">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3"><text:span text:style-name="T3"><office:annotation><dc:creator>sde </dc:creator><dc:date>2011-08-26T14:27:14</dc:date><text:p><text:span text:style-name="T30">do text if 'zone-epuration-individuelle' in self.getPash()</text:span></text:p></office:annotation></text:span><text:span text:style-name="T3">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6"/>
      <text:p text:style-name="P6"/>
      <text:p text:style-name="UrbanBody"><text:span text:style-name="T12"><office:annotation><dc:creator>sde </dc:creator><dc:date>2011-08-25T11:05:30</dc:date><text:p text:style-name="P21"><text:span text:style-name="T30">do text if self.getLastInquiry() is not None and </text:span><text:span text:style-name="T31">self.getLastInquiry()</text:span><text:span text:style-name="T30">.getLinkedInquiry() is not None</text:span></text:p></office:annotation></text:span><text:span text:style-name="T12"><text:line-break/>Considérant que la demande a été soumise à des mesures particulières de publicité pour le motif suivant : </text:span>article <text:text-input text:description="Numéros des articles">self.getValueForTemplate('investigationArticles', obj=self.getLastInquiry().getLinkedInquiry())</text:text-input><text:s/>du C.W.A.T.U.P.E.:</text:p>
      <text:section text:style-name="Sect1" text:name="Section1">
        <text:list xml:id="list3822836434" text:style-name="L1">
          <text:list-item>
            <text:p text:style-name="P16"><text:span text:style-name="T12"><office:annotation><dc:creator>Stéphan Geulette</dc:creator><dc:date>2011-04-11T21:05:37</dc:date><text:p text:style-name="P21"><text:span text:style-name="T29">do section- for article in self.getInvestigationArticles()</text:span></text:p></office:annotation></text:span><text:span text:style-name="T13"><text:s/></text:span><text:span text:style-name="T13"><office:annotation><dc:creator>Stéphan Geulette</dc:creator><dc:date>2011-04-11T13:26:13</dc:date><text:p text:style-name="P21"><text:span text:style-name="T27">do text</text:span></text:p><text:p text:style-name="P21"><text:span text:style-name="T27">from xhtml(</text:span><text:span text:style-name="T29">self.portal_urban.decorateHTML('UrbanBody',</text:span><text:span text:style-name="T27">self.getTerm('investigationarticles', article).getFormattedDescription()))</text:span></text:p></office:annotation></text:span><text:span text:style-name="T13">ceci est remplacé par le paragraphe correspondant à l'article choisi</text:span></text:p>
          </text:list-item>
        </text:list>
      </text:section>
      <text:p text:style-name="P6"><office:annotation><dc:creator>sde </dc:creator><dc:date>2011-08-29T08:36:34</dc:date><text:p text:style-name="P21"><text:span text:style-name="T30">do text if len(self.getAllClaimsTexts()) &lt; 1</text:span></text:p></office:annotation><text:line-break/>Considérant qu'aucune réclamation n'a été introduite et qu'aucune réunion de concertation n'a été organisée ;</text:p>
      <text:p text:style-name="P6"><office:annotation><dc:creator>sde </dc:creator><dc:date>2011-08-29T08:36:34</dc:date><text:p text:style-name="P21"><text:span text:style-name="T30">do text if len(self.getAllClaimsTexts()) &gt; 0</text:span></text:p></office:annotation>Considérant que réclamations ont été introduites et qu'aucune réunion de concertation n'a été organisée ;<text:line-break/><text:line-break/>Vu l'analyse des réclamations ;<text:line-break/></text:p>
      <text:p text:style-name="P6"><text:span text:style-name="T21"><office:annotation><dc:creator>sde </dc:creator><dc:date>2011-08-29T10:19:22</dc:date><text:p text:style-name="P21"><text:span text:style-name="T30">do text if len(self.getAllOpinionRequestsNoDup()) &gt; 0</text:span></text:p></office:annotation></text:span><text:span text:style-name="T21">Considérant que les services ou commissions ci-après ont été consultés pour les motifs suivants :</text:span></text:p>
      <text:section text:style-name="Sect1" text:name="Section2">
        <text:list xml:id="list3732343104" text:style-name="L2">
          <text:list-item>
            <text:p text:style-name="P17"><text:span text:style-name="T14"><office:annotation><dc:creator>sde </dc:creator><dc:date>2011-08-29T10:20:31</dc:date><text:p text:style-name="P21"><text:span text:style-name="T30">do section- for opinion in </text:span><text:span text:style-name="T31">self.getAllOpinionRequestsNoDup()</text:span></text:p></office:annotation></text:span><text:span text:style-name="T14"><text:text-input text:description="Demandeurs">opinion.getUrbaneventtypes().title[16:-1]</text:text-input></text:span><text:span text:style-name="T14"> : (motif) ... ; que son avis sollicité en date du </text:span><text:span text:style-name="T14"><text:text-input text:description="Demandeurs">tool.formatDate(opinion.getEventDate())</text:text-input></text:span><text:span text:style-name="T14"><text:s/>et transmis en date </text:span><text:span text:style-name="T14"><text:text-input text:description="Demandeurs">tool.formatDate(opinion.getReceiptDate())</text:text-input></text:span><text:span text:style-name="T14">  est </text:span><text:span text:style-name="T14"><text:text-input text:description="Demandeurs">self.getValueForTemplate('externalDecision').lower()</text:text-input></text:span><text:span text:style-name="T14">  ;</text:span></text:p>
          </text:list-item>
        </text:list>
      </text:section>
      <text:p text:style-name="P9"/>
      <text:section text:style-name="Sect1" text:name="Section5">
        <text:p text:style-name="P6"><office:annotation><dc:creator>sde </dc:creator><dc:date>2011-08-29T10:20:31</dc:date><text:p text:style-name="P21"><text:span text:style-name="T30">do section- for opinion in </text:span><text:span text:style-name="T31">self.getAllOpinionRequestsNoDup()</text:span></text:p></office:annotation><office:annotation><dc:creator>sde </dc:creator><dc:date>2011-08-31T11:38:47</dc:date><text:p text:style-name="P21"><text:span text:style-name="T30">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1">§</text:span> 2 du CWATUP, l'avis est réputé favorable ;</text:p>
        <text:p text:style-name="P6"/>
      </text:section>
      <text:p text:style-name="P9">Vu l'avis des Services Techniques sur le projet, libelé comme suit :</text:p>
      <text:section text:style-name="Sect1" text:name="Section7">
        <text:list xml:id="list1911877906" text:style-name="L3">
          <text:list-item>
            <text:p text:style-name="P18"><text:span text:style-name="T15"><office:annotation><dc:creator>sde </dc:creator><dc:date>2011-09-01T13:58:15</dc:date><text:p text:style-name="P21"><text:span text:style-name="T30">do section- for opinion in self.getAllTechnicalServiceOpinionRequestsNoDup()</text:span></text:p><text:p text:style-name="P21"><text:span text:style-name="T30"><text:s/></text:span></text:p></office:annotation></text:span><text:span text:style-name="T15">Avis ST </text:span><text:span text:style-name="T15"><text:text-input text:description="Demandeurs">opinion.getUrbaneventtypes().title.split(' ')[-1]</text:text-input></text:span><text:span text:style-name="T15"> </text:span></text:p>
          </text:list-item>
        </text:list>
        <text:list xml:id="list933545988" text:style-name="L4">
          <text:list-item>
            <text:list>
              <text:list-item>
                <text:p text:style-name="P19"><text:span text:style-name="T15"><office:annotation><dc:creator>sde </dc:creator><dc:date>2011-08-29T10:19:22</dc:date><text:p text:style-name="P21"><text:span text:style-name="T30">do text if opinion.getDecision()=='favorable'</text:span></text:p></office:annotation></text:span><text:span text:style-name="T15">AVIS FAVORABLE aux conditions reprises à l'article 1er</text:span></text:p>
              </text:list-item>
              <text:list-item>
                <text:p text:style-name="P19"><text:span text:style-name="T15"><office:annotation><dc:creator>sde </dc:creator><dc:date>2011-08-29T10:19:22</dc:date><text:p text:style-name="P21"><text:span text:style-name="T30">do text if opinion.getDecision()=='defavorable'</text:span></text:p></office:annotation></text:span><text:span text:style-name="T15">AVIS DÉFAVORABLE</text:span></text:p>
              </text:list-item>
            </text:list>
          </text:list-item>
        </text:list>
        <text:p text:style-name="P9"/>
      </text:section>
      <text:p text:style-name="P9"/>
      <text:p text:style-name="P9"><text:soft-page-break/>Considérant que le Collège Communal fait sien l'avis des Services Techniques ;</text:p>
      <text:p text:style-name="P9"/>
      <text:p text:style-name="P3"/>
      <text:p text:style-name="P4">DECIDE :</text:p>
      <text:p text:style-name="P3"/>
      <text:p text:style-name="P10"><text:span text:style-name="T7">Article</text:span><text:span text:style-name="T8"> </text:span><text:span text:style-name="T7">1</text:span><text:span text:style-name="T16">er</text:span><text:span text:style-name="T4">.</text:span><text:span text:style-name="T9"> – </text:span><text:span text:style-name="T4">de</text:span><text:span text:style-name="T9"> </text:span><text:span text:style-name="T4">transmettre</text:span><text:span text:style-name="T9"> </text:span><text:span text:style-name="T4">la</text:span><text:span text:style-name="T9"> </text:span><text:span text:style-name="T4">présente</text:span><text:span text:style-name="T9"> </text:span><text:span text:style-name="T4">demande</text:span><text:span text:style-name="T9"> </text:span><text:span text:style-name="T4">à</text:span><text:span text:style-name="T9"> </text:span><text:span text:style-name="T4">Monsieur</text:span><text:span text:style-name="T9"> </text:span><text:span text:style-name="T4">le</text:span><text:span text:style-name="T9"> </text:span><text:span text:style-name="T4">Fonctionnaire</text:span><text:span text:style-name="T9"> </text:span><text:span text:style-name="T4">Délégué</text:span><text:span text:style-name="T9"> </text:span><text:span text:style-name="T4">accompagnée</text:span><text:span text:style-name="T9"> </text:span><text:span text:style-name="T4">de</text:span><text:span text:style-name="T9"> </text:span><text:span text:style-name="T4">son</text:span><text:span text:style-name="T9"> </text:span><text:span text:style-name="T4">appréciation</text:span><text:span text:style-name="T9"> </text:span><text:span text:style-name="T4">sur</text:span><text:span text:style-name="T9"> </text:span><text:span text:style-name="T4">le</text:span><text:span text:style-name="T9"> </text:span><text:span text:style-name="T4">projet :</text:span></text:p>
      <text:p text:style-name="P11"/>
      <text:p text:style-name="P8">A <text:text-input text:description="Misc-Commune">tool.getCityName()</text:text-input>, le</text:p>
      <text:p text:style-name="P8"/>
      <text:p text:style-name="P7"><text:span text:style-name="T2"><office:annotation><dc:creator>sde </dc:creator><dc:date>2011-07-27T10:02:32</dc:date><text:p text:style-name="P21"><text:span text:style-name="T28">do text</text:span></text:p><text:p text:style-name="P21"><text:span text:style-name="T29">from document(at=signatures, format='odt')</text:span></text:p></office:annotation></text:span><text:span text:style-name="T2">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Hindi2" svg:font-family="'Lohit Hindi'"/>
    <style:font-face style:name="OpenSymbol1" svg:font-family="OpenSymbol"/>
    <style:font-face style:name="StarSymbol" svg:font-family="StarSymbol"/>
    <style:font-face style:name="Times New Roman2" svg:font-family="'Times New Roman'" style:font-family-generic="roman"/>
    <style:font-face style:name="DejaVu Sans1" svg:font-family="'DejaVu Sans'" style:font-family-generic="swiss"/>
    <style:font-face style:name="Ubuntu" svg:font-family="Ubuntu"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1" fo:font-family="OpenSymbol" fo:font-size="10pt" style:font-name-asian="OpenSymbol1" style:font-family-asian="OpenSymbol" style:font-size-asian="8.75pt" style:font-name-complex="OpenSymbol1"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sde </meta:initial-creator>
    <meta:creation-date>2011-07-26T09:39:57</meta:creation-date>
    <dc:date>2020-04-02T12:42:36.352294489</dc:date>
    <meta:editing-duration>P2DT2H54M36S</meta:editing-duration>
    <meta:editing-cycles>314</meta:editing-cycles>
    <meta:generator>LibreOffice/6.3.5.2$Linux_X86_64 LibreOffice_project/30$Build-2</meta:generator>
    <meta:document-statistic meta:table-count="1" meta:image-count="0" meta:object-count="0" meta:page-count="4" meta:paragraph-count="49" meta:word-count="1275" meta:character-count="8353" meta:non-whitespace-character-count="7144"/>
  </office:meta>
</office:document-meta>
</file>